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2" style:family="paragraph" style:parent-style-name="Standard">
      <style:text-properties fo:language="zxx" fo:country="none" fo:font-weight="bold" officeooo:rsid="00155888" officeooo:paragraph-rsid="00155888" style:language-asian="zxx" style:country-asian="none" style:font-weight-asian="bold" style:language-complex="zxx" style:country-complex="none" style:font-weight-complex="bold"/>
    </style:style>
    <style:style style:name="P3" style:family="paragraph" style:parent-style-name="Standard">
      <style:text-properties fo:language="zxx" fo:country="none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4" style:family="paragraph" style:parent-style-name="Standard">
      <style:text-properties fo:language="zxx" fo:country="none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5" style:family="paragraph" style:parent-style-name="Standard">
      <style:text-properties fo:color="#c9211e" loext:opacity="100%" fo:font-size="14pt" fo:language="zxx" fo:country="none" fo:font-weight="bold" officeooo:rsid="00155888" officeooo:paragraph-rsid="0017c5bd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6" style:family="paragraph" style:parent-style-name="Standard">
      <style:text-properties style:use-window-font-color="true" loext:opacity="0%" fo:font-size="12pt" fo:language="zxx" fo:country="none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7" style:family="paragraph" style:parent-style-name="Text_20_body">
      <style:text-properties officeooo:paragraph-rsid="00217aa2"/>
    </style:style>
    <style:style style:name="P8" style:family="paragraph" style:parent-style-name="Heading_20_1">
      <style:text-properties fo:color="#c9211e" loext:opacity="100%"/>
    </style:style>
    <style:style style:name="P9" style:family="paragraph" style:parent-style-name="Heading_20_1">
      <style:text-properties officeooo:paragraph-rsid="00217aa2"/>
    </style:style>
    <style:style style:name="P10" style:family="paragraph" style:parent-style-name="Heading_20_1">
      <style:text-properties officeooo:paragraph-rsid="005c106e"/>
    </style:style>
    <style:style style:name="P11" style:family="paragraph" style:parent-style-name="Heading_20_2">
      <style:text-properties officeooo:paragraph-rsid="00217aa2"/>
    </style:style>
    <style:style style:name="P12" style:family="paragraph" style:parent-style-name="Heading_20_2">
      <style:text-properties officeooo:paragraph-rsid="0030624e"/>
    </style:style>
    <style:style style:name="P13" style:family="paragraph" style:parent-style-name="Heading_20_2">
      <style:text-properties officeooo:rsid="0057e490" officeooo:paragraph-rsid="0057e490"/>
    </style:style>
    <style:style style:name="P14" style:family="paragraph" style:parent-style-name="Heading_20_2">
      <style:text-properties officeooo:rsid="005c263b" officeooo:paragraph-rsid="005c263b"/>
    </style:style>
    <style:style style:name="P15" style:family="paragraph" style:parent-style-name="Heading_20_3">
      <style:text-properties officeooo:paragraph-rsid="002dd71a"/>
    </style:style>
    <style:style style:name="P16" style:family="paragraph" style:parent-style-name="Heading_20_3">
      <style:text-properties officeooo:rsid="0037209a" officeooo:paragraph-rsid="0037209a"/>
    </style:style>
    <style:style style:name="P17" style:family="paragraph" style:parent-style-name="Heading_20_3">
      <style:text-properties officeooo:rsid="0037209a" officeooo:paragraph-rsid="004cd42e"/>
    </style:style>
    <style:style style:name="P18" style:family="paragraph" style:parent-style-name="Heading_20_3">
      <style:text-properties officeooo:paragraph-rsid="00379211"/>
    </style:style>
    <style:style style:name="P19" style:family="paragraph" style:parent-style-name="Heading_20_3" style:list-style-name="L5"/>
    <style:style style:name="P20" style:family="paragraph" style:parent-style-name="Heading_20_3" style:list-style-name="L6"/>
    <style:style style:name="P21" style:family="paragraph" style:parent-style-name="Heading_20_3">
      <style:text-properties officeooo:rsid="007072b0" officeooo:paragraph-rsid="007072b0"/>
    </style:style>
    <style:style style:name="P22" style:family="paragraph" style:parent-style-name="Heading_20_3">
      <style:text-properties officeooo:rsid="00743f63" officeooo:paragraph-rsid="00743f63"/>
    </style:style>
    <style:style style:name="P23" style:family="paragraph" style:parent-style-name="Quotations" style:list-style-name="L7">
      <style:text-properties officeooo:rsid="0058e47a" officeooo:paragraph-rsid="0058e47a"/>
    </style:style>
    <style:style style:name="P24" style:family="paragraph" style:parent-style-name="Standard" style:list-style-name="L1">
      <style:text-properties fo:language="zxx" fo:country="none" officeooo:rsid="00155888" officeooo:paragraph-rsid="00155888" style:language-asian="zxx" style:country-asian="none" style:language-complex="zxx" style:country-complex="none"/>
    </style:style>
    <style:style style:name="P25" style:family="paragraph" style:parent-style-name="Standard" style:list-style-name="L2">
      <style:text-properties fo:language="zxx" fo:country="none" fo:font-weight="normal" officeooo:rsid="0017c5bd" officeooo:paragraph-rsid="0017c5bd" style:language-asian="zxx" style:country-asian="none" style:font-weight-asian="normal" style:language-complex="zxx" style:country-complex="none" style:font-weight-complex="normal"/>
    </style:style>
    <style:style style:name="P26" style:family="paragraph" style:parent-style-name="Standard" style:list-style-name="L2">
      <style:text-properties fo:language="zxx" fo:country="none" fo:font-weight="normal" officeooo:rsid="001b3c48" officeooo:paragraph-rsid="001b3c48" style:language-asian="zxx" style:country-asian="none" style:font-weight-asian="normal" style:language-complex="zxx" style:country-complex="none" style:font-weight-complex="normal"/>
    </style:style>
    <style:style style:name="P27" style:family="paragraph" style:parent-style-name="Standard" style:list-style-name="L9">
      <style:text-properties fo:language="zxx" fo:country="none" fo:font-weight="normal" officeooo:rsid="005ea0bb" officeooo:paragraph-rsid="005ea0bb" style:language-asian="zxx" style:country-asian="none" style:font-weight-asian="normal" style:language-complex="zxx" style:country-complex="none" style:font-weight-complex="normal"/>
    </style:style>
    <style:style style:name="P28" style:family="paragraph" style:parent-style-name="Standard" style:list-style-name="L9">
      <style:text-properties fo:language="zxx" fo:country="none" fo:font-weight="normal" officeooo:rsid="0062b07a" officeooo:paragraph-rsid="0062b07a" style:language-asian="zxx" style:country-asian="none" style:font-weight-asian="normal" style:language-complex="zxx" style:country-complex="none" style:font-weight-complex="normal"/>
    </style:style>
    <style:style style:name="P29" style:family="paragraph" style:parent-style-name="Standard" style:list-style-name="L9">
      <style:text-properties fo:language="zxx" fo:country="none" fo:font-weight="normal" officeooo:rsid="006555b5" officeooo:paragraph-rsid="006555b5" style:language-asian="zxx" style:country-asian="none" style:font-weight-asian="normal" style:language-complex="zxx" style:country-complex="none" style:font-weight-complex="normal"/>
    </style:style>
    <style:style style:name="P30" style:family="paragraph" style:parent-style-name="Standard" style:list-style-name="L9">
      <style:text-properties fo:language="zxx" fo:country="none" fo:font-weight="normal" officeooo:rsid="006555b5" officeooo:paragraph-rsid="00678e33" style:language-asian="zxx" style:country-asian="none" style:font-weight-asian="normal" style:language-complex="zxx" style:country-complex="none" style:font-weight-complex="normal"/>
    </style:style>
    <style:style style:name="P31" style:family="paragraph" style:parent-style-name="Standard" style:list-style-name="L9">
      <style:text-properties fo:language="zxx" fo:country="none" fo:font-weight="bold" officeooo:rsid="005ea0bb" officeooo:paragraph-rsid="005ea0bb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Standard" style:list-style-name="L9">
      <style:text-properties fo:language="zxx" fo:country="none" fo:font-weight="bold" officeooo:rsid="005cd943" officeooo:paragraph-rsid="005cd943" style:language-asian="zxx" style:country-asian="none" style:font-weight-asian="bold" style:language-complex="zxx" style:country-complex="none" style:font-weight-complex="bold"/>
    </style:style>
    <style:style style:name="P33" style:family="paragraph" style:parent-style-name="Standard" style:list-style-name="L9">
      <style:text-properties fo:language="zxx" fo:country="none" fo:font-weight="bold" officeooo:rsid="001b3c48" officeooo:paragraph-rsid="001b3c48" style:language-asian="zxx" style:country-asian="none" style:font-weight-asian="bold" style:language-complex="zxx" style:country-complex="none" style:font-weight-complex="bold"/>
    </style:style>
    <style:style style:name="P34" style:family="paragraph" style:parent-style-name="Standard" style:list-style-name="L2">
      <style:text-properties style:use-window-font-color="true" loext:opacity="0%" fo:font-size="12pt" fo:language="zxx" fo:country="none" fo:font-weight="bold" officeooo:rsid="00155888" officeooo:paragraph-rsid="0017c5bd" style:font-size-asian="12pt" style:language-asian="zxx" style:country-asian="none" style:font-weight-asian="bold" style:font-size-complex="12pt" style:language-complex="zxx" style:country-complex="none" style:font-weight-complex="bold"/>
    </style:style>
    <style:style style:name="P35" style:family="paragraph" style:parent-style-name="Text_20_body" style:list-style-name="L3">
      <style:text-properties officeooo:paragraph-rsid="002dd71a"/>
    </style:style>
    <style:style style:name="P36" style:family="paragraph" style:parent-style-name="Text_20_body" style:list-style-name="L3">
      <style:text-properties officeooo:paragraph-rsid="00228933"/>
    </style:style>
    <style:style style:name="P37" style:family="paragraph" style:parent-style-name="Text_20_body" style:list-style-name="L3">
      <style:text-properties officeooo:paragraph-rsid="00234bf4"/>
    </style:style>
    <style:style style:name="P38" style:family="paragraph" style:parent-style-name="Text_20_body" style:list-style-name="L3">
      <style:text-properties officeooo:paragraph-rsid="0024c10a"/>
    </style:style>
    <style:style style:name="P39" style:family="paragraph" style:parent-style-name="Text_20_body" style:list-style-name="L3">
      <style:text-properties officeooo:paragraph-rsid="002b436e"/>
    </style:style>
    <style:style style:name="P40" style:family="paragraph" style:parent-style-name="Text_20_body" style:list-style-name="L3">
      <style:text-properties officeooo:paragraph-rsid="00275979"/>
    </style:style>
    <style:style style:name="P41" style:family="paragraph" style:parent-style-name="Text_20_body" style:list-style-name="L3">
      <style:text-properties officeooo:paragraph-rsid="00299ec3"/>
    </style:style>
    <style:style style:name="P42" style:family="paragraph" style:parent-style-name="Text_20_body" style:list-style-name="L4">
      <style:text-properties officeooo:rsid="0030624e" officeooo:paragraph-rsid="00309c92"/>
    </style:style>
    <style:style style:name="P43" style:family="paragraph" style:parent-style-name="Text_20_body">
      <style:text-properties officeooo:rsid="0030624e" officeooo:paragraph-rsid="00309c92"/>
    </style:style>
    <style:style style:name="P44" style:family="paragraph" style:parent-style-name="Text_20_body" style:list-style-name="L4">
      <style:text-properties fo:font-weight="normal" officeooo:rsid="00346d26" officeooo:paragraph-rsid="00346d26" style:font-weight-asian="normal" style:font-weight-complex="normal"/>
    </style:style>
    <style:style style:name="P45" style:family="paragraph" style:parent-style-name="Text_20_body">
      <style:text-properties fo:language="en" fo:country="US" fo:font-weight="normal" officeooo:rsid="00379211" officeooo:paragraph-rsid="00379211" style:font-weight-asian="normal" style:font-weight-complex="normal"/>
    </style:style>
    <style:style style:name="P46" style:family="paragraph" style:parent-style-name="Text_20_body" style:list-style-name="L5">
      <style:text-properties fo:language="en" fo:country="US" fo:font-weight="normal" officeooo:rsid="003c1bda" officeooo:paragraph-rsid="003c1bda" style:font-weight-asian="normal" style:font-weight-complex="normal"/>
    </style:style>
    <style:style style:name="P47" style:family="paragraph" style:parent-style-name="Text_20_body" style:list-style-name="L5">
      <style:text-properties fo:language="en" fo:country="US" fo:font-weight="normal" officeooo:rsid="003c1bda" officeooo:paragraph-rsid="006b96ac" style:font-weight-asian="normal" style:font-weight-complex="normal"/>
    </style:style>
    <style:style style:name="P48" style:family="paragraph" style:parent-style-name="Text_20_body" style:list-style-name="L5">
      <style:text-properties fo:language="en" fo:country="US" fo:font-weight="normal" officeooo:rsid="003feeec" officeooo:paragraph-rsid="003feeec" style:font-weight-asian="normal" style:font-weight-complex="normal"/>
    </style:style>
    <style:style style:name="P49" style:family="paragraph" style:parent-style-name="Text_20_body" style:list-style-name="L5">
      <style:text-properties fo:language="en" fo:country="US" fo:font-weight="normal" officeooo:rsid="00412633" officeooo:paragraph-rsid="00412633" style:font-weight-asian="normal" style:font-weight-complex="normal"/>
    </style:style>
    <style:style style:name="P50" style:family="paragraph" style:parent-style-name="Text_20_body" style:list-style-name="L5">
      <style:text-properties fo:language="en" fo:country="US" fo:font-weight="normal" officeooo:rsid="00412633" officeooo:paragraph-rsid="0042c9fb" style:font-weight-asian="normal" style:font-weight-complex="normal"/>
    </style:style>
    <style:style style:name="P51" style:family="paragraph" style:parent-style-name="Text_20_body" style:list-style-name="L5">
      <style:text-properties fo:language="en" fo:country="US" fo:font-weight="normal" officeooo:rsid="00412633" officeooo:paragraph-rsid="0048b489" style:font-weight-asian="normal" style:font-weight-complex="normal"/>
    </style:style>
    <style:style style:name="P52" style:family="paragraph" style:parent-style-name="Text_20_body" style:list-style-name="L5">
      <style:text-properties fo:language="en" fo:country="US" fo:font-weight="normal" officeooo:rsid="0042c9fb" officeooo:paragraph-rsid="0042c9fb" style:font-weight-asian="normal" style:font-weight-complex="normal"/>
    </style:style>
    <style:style style:name="P53" style:family="paragraph" style:parent-style-name="Text_20_body" style:list-style-name="L5">
      <style:text-properties fo:language="en" fo:country="US" fo:font-weight="normal" officeooo:rsid="00447214" officeooo:paragraph-rsid="00447214" style:font-weight-asian="normal" style:font-weight-complex="normal"/>
    </style:style>
    <style:style style:name="P54" style:family="paragraph" style:parent-style-name="Text_20_body" style:list-style-name="L5">
      <style:text-properties fo:language="en" fo:country="US" fo:font-weight="normal" officeooo:rsid="00447214" officeooo:paragraph-rsid="0048b489" style:font-weight-asian="normal" style:font-weight-complex="normal"/>
    </style:style>
    <style:style style:name="P55" style:family="paragraph" style:parent-style-name="Text_20_body" style:list-style-name="L5">
      <style:text-properties fo:language="en" fo:country="US" fo:font-weight="normal" officeooo:rsid="0048b489" officeooo:paragraph-rsid="0048b489" style:font-weight-asian="normal" style:font-weight-complex="normal"/>
    </style:style>
    <style:style style:name="P56" style:family="paragraph" style:parent-style-name="Text_20_body" style:list-style-name="L5">
      <style:text-properties fo:language="en" fo:country="US" fo:font-weight="normal" officeooo:rsid="0046048d" officeooo:paragraph-rsid="0046048d" style:font-weight-asian="normal" style:font-weight-complex="normal"/>
    </style:style>
    <style:style style:name="P57" style:family="paragraph" style:parent-style-name="Text_20_body" style:list-style-name="L5">
      <style:text-properties fo:language="en" fo:country="US" fo:font-weight="normal" officeooo:rsid="004a4a88" officeooo:paragraph-rsid="004a4a88" style:font-weight-asian="normal" style:font-weight-complex="normal"/>
    </style:style>
    <style:style style:name="P58" style:family="paragraph" style:parent-style-name="Text_20_body">
      <style:text-properties fo:language="en" fo:country="US" fo:font-weight="normal" officeooo:rsid="0058e47a" officeooo:paragraph-rsid="0058e47a" style:font-weight-asian="normal" style:font-weight-complex="normal"/>
    </style:style>
    <style:style style:name="P59" style:family="paragraph" style:parent-style-name="Text_20_body" style:list-style-name="L5">
      <style:text-properties fo:language="en" fo:country="US" fo:font-weight="normal" officeooo:rsid="006b96ac" officeooo:paragraph-rsid="006b96ac" style:font-weight-asian="normal" style:font-weight-complex="normal"/>
    </style:style>
    <style:style style:name="P60" style:family="paragraph" style:parent-style-name="Text_20_body">
      <style:text-properties fo:language="en" fo:country="US" fo:font-weight="normal" officeooo:rsid="003c1bda" officeooo:paragraph-rsid="003ee3be" fo:background-color="#ffff00" style:font-weight-asian="normal" style:font-weight-complex="normal"/>
    </style:style>
    <style:style style:name="P61" style:family="paragraph" style:parent-style-name="Text_20_body">
      <style:text-properties fo:language="en" fo:country="US" fo:font-weight="normal" officeooo:rsid="003c1bda" officeooo:paragraph-rsid="003cebd3" fo:background-color="#ffff00" style:font-weight-asian="normal" style:font-weight-complex="normal"/>
    </style:style>
    <style:style style:name="P62" style:family="paragraph" style:parent-style-name="Text_20_body">
      <style:text-properties officeooo:rsid="005c263b" officeooo:paragraph-rsid="005c263b"/>
    </style:style>
    <style:style style:name="P63" style:family="paragraph" style:parent-style-name="Text_20_body" style:list-style-name="L5">
      <style:text-properties fo:color="#c9211e" loext:opacity="100%" fo:language="en" fo:country="US" fo:font-weight="normal" officeooo:rsid="006b96ac" officeooo:paragraph-rsid="006b96ac" style:font-weight-asian="normal" style:font-weight-complex="normal"/>
    </style:style>
    <style:style style:name="P64" style:family="paragraph" style:parent-style-name="Text_20_body">
      <style:text-properties officeooo:paragraph-rsid="007072b0"/>
    </style:style>
    <style:style style:name="P65" style:family="paragraph" style:parent-style-name="Text_20_body">
      <style:text-properties officeooo:rsid="00727e36" officeooo:paragraph-rsid="00727e36"/>
    </style:style>
    <style:style style:name="T1" style:family="text">
      <style:text-properties officeooo:rsid="0017c5bd"/>
    </style:style>
    <style:style style:name="T2" style:family="text">
      <style:text-properties officeooo:rsid="0019eb18"/>
    </style:style>
    <style:style style:name="T3" style:family="text">
      <style:text-properties officeooo:rsid="001cbac1"/>
    </style:style>
    <style:style style:name="T4" style:family="text">
      <style:text-properties officeooo:rsid="001d006d"/>
    </style:style>
    <style:style style:name="T5" style:family="text">
      <style:text-properties fo:color="#c9211e" loext:opacity="100%"/>
    </style:style>
    <style:style style:name="T6" style:family="text">
      <style:text-properties fo:color="#c9211e" loext:opacity="100%" officeooo:rsid="002000f8"/>
    </style:style>
    <style:style style:name="T7" style:family="text">
      <style:text-properties fo:color="#c9211e" loext:opacity="100%" officeooo:rsid="0020151f"/>
    </style:style>
    <style:style style:name="T8" style:family="text">
      <style:text-properties fo:color="#c9211e" loext:opacity="100%" officeooo:rsid="00217aa2"/>
    </style:style>
    <style:style style:name="T9" style:family="text">
      <style:text-properties fo:color="#c9211e" loext:opacity="100%" officeooo:rsid="005c106e"/>
    </style:style>
    <style:style style:name="T10" style:family="text">
      <style:text-properties fo:color="#c9211e" loext:opacity="100%" style:text-underline-style="solid" style:text-underline-width="auto" style:text-underline-color="font-color"/>
    </style:style>
    <style:style style:name="T11" style:family="text">
      <style:text-properties fo:color="#c9211e" loext:opacity="100%" officeooo:rsid="00678e33"/>
    </style:style>
    <style:style style:name="T12" style:family="text">
      <style:text-properties fo:font-weight="bold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0151f" style:font-weight-asian="bold" style:font-weight-complex="bold"/>
    </style:style>
    <style:style style:name="T15" style:family="text">
      <style:text-properties fo:font-weight="bold" officeooo:rsid="00217aa2" style:font-weight-asian="bold" style:font-weight-complex="bold"/>
    </style:style>
    <style:style style:name="T16" style:family="text">
      <style:text-properties fo:font-weight="bold" officeooo:rsid="0021fd58" style:font-weight-asian="bold" style:font-weight-complex="bold"/>
    </style:style>
    <style:style style:name="T17" style:family="text">
      <style:text-properties fo:font-weight="bold" officeooo:rsid="0024c10a" style:font-weight-asian="bold" style:font-weight-complex="bold"/>
    </style:style>
    <style:style style:name="T18" style:family="text">
      <style:text-properties fo:font-weight="bold" officeooo:rsid="002b436e" style:font-weight-asian="bold" style:font-weight-complex="bold"/>
    </style:style>
    <style:style style:name="T19" style:family="text">
      <style:text-properties fo:font-weight="bold" officeooo:rsid="002ced68" style:font-weight-asian="bold" style:font-weight-complex="bold"/>
    </style:style>
    <style:style style:name="T20" style:family="text">
      <style:text-properties officeooo:rsid="00217aa2"/>
    </style:style>
    <style:style style:name="T21" style:family="text">
      <style:text-properties officeooo:rsid="0021fd58"/>
    </style:style>
    <style:style style:name="T22" style:family="text">
      <style:text-properties fo:font-weight="normal" officeooo:rsid="00228933" style:font-weight-asian="normal" style:font-weight-complex="normal"/>
    </style:style>
    <style:style style:name="T23" style:family="text">
      <style:text-properties fo:font-weight="normal" officeooo:rsid="00234bf4" style:font-weight-asian="normal" style:font-weight-complex="normal"/>
    </style:style>
    <style:style style:name="T24" style:family="text">
      <style:text-properties fo:font-weight="normal" officeooo:rsid="0024c10a" style:font-weight-asian="normal" style:font-weight-complex="normal"/>
    </style:style>
    <style:style style:name="T25" style:family="text">
      <style:text-properties fo:font-weight="normal" officeooo:rsid="00275979" style:font-weight-asian="normal" style:font-weight-complex="normal"/>
    </style:style>
    <style:style style:name="T26" style:family="text">
      <style:text-properties fo:font-weight="normal" officeooo:rsid="00299ec3" style:font-weight-asian="normal" style:font-weight-complex="normal"/>
    </style:style>
    <style:style style:name="T27" style:family="text">
      <style:text-properties fo:font-weight="normal" officeooo:rsid="0030624e" style:font-weight-asian="normal" style:font-weight-complex="normal"/>
    </style:style>
    <style:style style:name="T28" style:family="text">
      <style:text-properties officeooo:rsid="002f6b97"/>
    </style:style>
    <style:style style:name="T29" style:family="text">
      <style:text-properties officeooo:rsid="00346d26"/>
    </style:style>
    <style:style style:name="T30" style:family="text">
      <style:text-properties fo:language="en" fo:country="US" fo:font-weight="normal" officeooo:rsid="00379211" style:font-weight-asian="normal" style:font-weight-complex="normal"/>
    </style:style>
    <style:style style:name="T31" style:family="text">
      <style:text-properties officeooo:rsid="003b8f53"/>
    </style:style>
    <style:style style:name="T32" style:family="text">
      <style:text-properties officeooo:rsid="003cebd3"/>
    </style:style>
    <style:style style:name="T33" style:family="text">
      <style:text-properties officeooo:rsid="00412633"/>
    </style:style>
    <style:style style:name="T34" style:family="text">
      <style:text-properties officeooo:rsid="0042c9fb"/>
    </style:style>
    <style:style style:name="T35" style:family="text">
      <style:text-properties officeooo:rsid="004cd42e"/>
    </style:style>
    <style:style style:name="T36" style:family="text">
      <style:text-properties officeooo:rsid="004e3466"/>
    </style:style>
    <style:style style:name="T37" style:family="text">
      <style:text-properties officeooo:rsid="0050244c"/>
    </style:style>
    <style:style style:name="T38" style:family="text">
      <style:text-properties officeooo:rsid="005c263b"/>
    </style:style>
    <style:style style:name="T39" style:family="text">
      <style:text-properties officeooo:rsid="005cd943"/>
    </style:style>
    <style:style style:name="T40" style:family="text">
      <style:text-properties officeooo:rsid="001b3c48"/>
    </style:style>
    <style:style style:name="T41" style:family="text">
      <style:text-properties officeooo:rsid="00615a2d"/>
    </style:style>
    <style:style style:name="T42" style:family="text">
      <style:text-properties officeooo:rsid="00678e33"/>
    </style:style>
    <style:style style:name="T43" style:family="text">
      <style:text-properties officeooo:rsid="006f6cb0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2.905cm" fo:text-indent="-0.635cm" fo:margin-left="2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175cm" fo:text-indent="-0.635cm" fo:margin-left="4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4.81cm" fo:text-indent="-0.635cm" fo:margin-left="4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445cm" fo:text-indent="-0.635cm" fo:margin-left="5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715cm" fo:text-indent="-0.635cm" fo:margin-left="6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7.985cm" fo:text-indent="-0.635cm" fo:margin-left="7.985cm"/>
        </style:list-level-properties>
      </text:list-level-style-bullet>
    </text:list-style>
    <text:list-style style:name="L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1">16.07.2022 – Cumartesi </text:h>
      <text:p text:style-name="P1"/>
      <text:p text:style-name="P2">1- <text:s/>Model Tunning / Model Dogrulama yapildi. (Udemy/Vahit/Bolum 10/ Ders 267)</text:p>
      <text:p text:style-name="P1"/>
      <text:list text:style-name="L1">
        <text:list-item>
          <text:p text:style-name="P24">Model Dogrulama = <text:s/>cros_val_score ile yapilir.</text:p>
        </text:list-item>
        <text:list-item>
          <text:p text:style-name="P24">Cv=10 <text:s/>veya cv= 5 secilir genelde.</text:p>
        </text:list-item>
        <text:list-item>
          <text:p text:style-name="P24">Test ve Train ic<text:span text:style-name="T3">i</text:span>nde uygulanir.</text:p>
        </text:list-item>
        <text:list-item>
          <text:p text:style-name="P24">Scoring = r2 veya neg_mean_squared_error (mse) ile yaplir</text:p>
        </text:list-item>
        <text:list-item>
          <text:p text:style-name="P24">np.sqrt ile sonunda mean() ile score ortalamasi gozukur</text:p>
        </text:list-item>
      </text:list>
      <text:p text:style-name="P1"/>
      <text:h text:style-name="P8" text:outline-level="1">1<text:span text:style-name="T1">7</text:span>.07.2022 – <text:span text:style-name="T1">Pazar</text:span></text:h>
      <text:p text:style-name="P5"/>
      <text:p text:style-name="P6">1- <text:s/><text:span text:style-name="T1">PCR (Temel Bilesen Regresyonu, Principal Component Reg.)</text:span></text:p>
      <text:p text:style-name="P6">(Udemy/Vahit/Bolum 10/ Ders 26<text:span text:style-name="T1">8-69-70</text:span>)</text:p>
      <text:list xml:id="list1888237526" text:style-name="L2">
        <text:list-header>
          <text:p text:style-name="P34"/>
        </text:list-header>
        <text:list-item>
          <text:p text:style-name="P25">PCR Teori goruldu.</text:p>
        </text:list-item>
      </text:list>
      <text:p text:style-name="P3"><text:tab/><text:span text:style-name="T2">Cok Gozlemi az gozlem ile aciklamak islemi.(263 gozlem 19 gozlem ile ifade edildi)</text:span></text:p>
      <text:list xml:id="list214424469998190" text:continue-numbering="true" text:style-name="L2">
        <text:list-item>
          <text:p text:style-name="P25">PCR kodlari yazildi</text:p>
        </text:list-item>
        <text:list-item>
          <text:p text:style-name="P25">Hitters csv file yuklendi.</text:p>
        </text:list-item>
        <text:list-item>
          <text:p text:style-name="P25">Get dummies yapildi, dummy tuzaguna dusmemek icin <text:span text:style-name="T3">ana kolo</text:span><text:span text:style-name="T4">n</text:span><text:span text:style-name="T3">lar </text:span>drop yapildi</text:p>
        </text:list-item>
        <text:list-item>
          <text:p text:style-name="P25">Bagimsiz degiskenler olusturuldu. (concat islemi yapildi)</text:p>
        </text:list-item>
        <text:list-item>
          <text:p text:style-name="P25">Bagi<text:span text:style-name="T3">mli</text:span> degisken (salary) olustruldu</text:p>
        </text:list-item>
        <text:list-item>
          <text:p text:style-name="P25">X_train , y_train yapildi.</text:p>
        </text:list-item>
        <text:list-item>
          <text:p text:style-name="P25">X_reduced_train olusturudu = X_train scale edildi (olceklendirme yapildi)</text:p>
        </text:list-item>
        <text:list-item>
          <text:p text:style-name="P26">En onemli yer PCR icin LinearReg. Kuruldu</text:p>
          <text:p text:style-name="P26">lm = LinearRegression()</text:p>
          <text:p text:style-name="P26">pcr_model = lm.fit(X_reduced_train, y_train)</text:p>
        </text:list-item>
        <text:list-item>
          <text:p text:style-name="P26">PCR Tahmin Yapildi.</text:p>
        </text:list-item>
      </text:list>
      <text:p text:style-name="P4"/>
      <text:p text:style-name="P4"/>
      <text:h text:style-name="P9" text:outline-level="1"><text:span text:style-name="Source_20_Text"><text:span text:style-name="T6">1</text:span></text:span><text:span text:style-name="Source_20_Text"><text:span text:style-name="T8">0</text:span></text:span><text:span text:style-name="Source_20_Text"><text:span text:style-name="T6">.03.2023</text:span></text:span><text:span text:style-name="Source_20_Text"><text:span text:style-name="T5"> – </text:span></text:span><text:span text:style-name="Source_20_Text"><text:span text:style-name="T7">Cuma</text:span></text:span></text:h>
      <text:h text:style-name="P11" text:outline-level="2"><text:span text:style-name="Source_20_Text"><text:span text:style-name="T20">1- Selenium Project Duzenlendi</text:span></text:span></text:h>
      <text:h text:style-name="Heading_20_2" text:outline-level="2"><text:span text:style-name="Source_20_Text"><text:span text:style-name="T21">2 </text:span></text:span><text:span text:style-name="Source_20_Text"><text:span text:style-name="T15">Flask Tutorial Part</text:span></text:span><text:span text:style-name="Source_20_Text"><text:span text:style-name="T16">2</text:span></text:span><text:span text:style-name="Source_20_Text"><text:span text:style-name="T15"> Bitti</text:span></text:span></text:h>
      <text:h text:style-name="Heading_20_2" text:outline-level="2"><text:span text:style-name="Source_20_Text">3 – Ne ogrendim</text:span></text:h>
      <text:h text:style-name="P15" text:outline-level="3"><text:span text:style-name="Source_20_Text"><text:span text:style-name="T28">3.1. </text:span></text:span><text:span text:style-name="Source_20_Text">inheritance</text:span></text:h>
      <text:list xml:id="list2210850227" text:style-name="L3">
        <text:list-item>
          <text:list>
            <text:list-header>
              <text:p text:style-name="P35"><text:span text:style-name="Source_20_Text"><text:span text:style-name="T26">layout.html parent template</text:span></text:span></text:p>
              <text:p text:style-name="P35"><text:span text:style-name="Source_20_Text"><text:span text:style-name="T26">home,about are children</text:span></text:span></text:p>
            </text:list-header>
          </text:list>
        </text:list-item>
      </text:list>
      <text:h text:style-name="Heading_20_3" text:outline-level="3"><text:soft-page-break/><text:span text:style-name="Source_20_Text"><text:span text:style-name="T28">3.2 </text:span></text:span><text:span text:style-name="Source_20_Text">Html </text:span></text:h>
      <text:list xml:id="list214424197663615" text:continue-numbering="true" text:style-name="L3">
        <text:list-item>
          <text:list>
            <text:list-item>
              <text:p text:style-name="P36"><text:span text:style-name="Source_20_Text"><text:span text:style-name="T22">sag tik view page source</text:span></text:span></text:p>
            </text:list-item>
            <text:list-item>
              <text:p text:style-name="P36"><text:span text:style-name="Source_20_Text"><text:span text:style-name="T22">sag tik inspection</text:span></text:span></text:p>
            </text:list-item>
            <text:list-item>
              <text:p text:style-name="P37"><text:span text:style-name="Source_20_Text"><text:span text:style-name="T23">dosya olusturmak &lt;!Doctype html&gt; &lt;html&gt;</text:span></text:span></text:p>
            </text:list-item>
            <text:list-item>
              <text:p text:style-name="P38"><text:span text:style-name="Source_20_Text"><text:span text:style-name="T17">{% for car in cars %}</text:span></text:span></text:p>
              <text:list>
                <text:list-header>
                  <text:p text:style-name="P38"><text:span text:style-name="Source_20_Text"><text:span text:style-name="T24">&lt;h1&gt; </text:span></text:span><text:span text:style-name="Source_20_Text"><text:span text:style-name="T17">{{ car.brand }}</text:span></text:span><text:span text:style-name="Source_20_Text"><text:span text:style-name="T24">&lt;/h1&gt;</text:span></text:span></text:p>
                </text:list-header>
              </text:list>
              <text:p text:style-name="P38"><text:span text:style-name="Source_20_Text"><text:span text:style-name="T17">{% endfor %}</text:span></text:span></text:p>
            </text:list-item>
            <text:list-item>
              <text:p text:style-name="P39"><text:span text:style-name="Source_20_Text"><text:span text:style-name="T18">{% if title%}&lt;</text:span></text:span><text:span text:style-name="Source_20_Text"><text:span text:style-name="T19">title</text:span></text:span><text:span text:style-name="Source_20_Text"><text:span text:style-name="T18">&gt; </text:span></text:span><text:span text:style-name="Source_20_Text"><text:span text:style-name="T19">Blog – {{ title }}</text:span></text:span><text:span text:style-name="Source_20_Text"><text:span text:style-name="T18">&lt;/</text:span></text:span><text:span text:style-name="Source_20_Text"><text:span text:style-name="T19">title</text:span></text:span><text:span text:style-name="Source_20_Text"><text:span text:style-name="T18">&gt;{% endif %}</text:span></text:span></text:p>
            </text:list-item>
            <text:list-item>
              <text:p text:style-name="P40"><text:span text:style-name="Source_20_Text"><text:span text:style-name="T25">Bootstrap nedir ? </text:span></text:span></text:p>
            </text:list-item>
            <text:list-item>
              <text:p text:style-name="P40"><text:span text:style-name="Source_20_Text"><text:span text:style-name="T25">CDN = Css and JavaScript using are all served from a CDN Content Delivery Network</text:span></text:span></text:p>
            </text:list-item>
            <text:list-item>
              <text:p text:style-name="P41"><text:span text:style-name="Source_20_Text"><text:span text:style-name="T26">margin = bosluk </text:span></text:span></text:p>
            </text:list-item>
            <text:list-item>
              <text:p text:style-name="P41"><text:span text:style-name="Source_20_Text"><text:span text:style-name="T26">&lt;!-</text:span></text:span><text:span text:style-name="Source_20_Text"><text:span text:style-name="T27">- Write your comment here –&gt;</text:span></text:span></text:p>
            </text:list-item>
            <text:list-item>
              <text:p text:style-name="P41"><text:span text:style-name="Source_20_Text"><text:span text:style-name="T26">&lt;li&gt;</text:span></text:span></text:p>
            </text:list-item>
            <text:list-item>
              <text:p text:style-name="P41"><text:span text:style-name="Source_20_Text"><text:span text:style-name="T26">&lt;ol&gt;</text:span></text:span></text:p>
            </text:list-item>
            <text:list-item>
              <text:p text:style-name="P41"><text:span text:style-name="Source_20_Text"><text:span text:style-name="T26">&lt;ul&gt;</text:span></text:span></text:p>
            </text:list-item>
            <text:list-item>
              <text:p text:style-name="P41"><text:span text:style-name="Source_20_Text"><text:span text:style-name="T26">&lt;span&gt;</text:span></text:span></text:p>
            </text:list-item>
            <text:list-item>
              <text:p text:style-name="P41"><text:span text:style-name="Source_20_Text"><text:span text:style-name="T26">&lt;a&gt;</text:span></text:span></text:p>
            </text:list-item>
            <text:list-item>
              <text:p text:style-name="P41"><text:span text:style-name="Source_20_Text"><text:span text:style-name="T26">&lt;div&gt;</text:span></text:span></text:p>
            </text:list-item>
            <text:list-item>
              <text:p text:style-name="P41"><text:span text:style-name="Source_20_Text"><text:span text:style-name="T26">&lt;small&gt;</text:span></text:span></text:p>
            </text:list-item>
          </text:list>
        </text:list-item>
      </text:list>
      <text:h text:style-name="Heading_20_3" text:outline-level="3"><text:span text:style-name="Source_20_Text"><text:span text:style-name="T28">3.3 </text:span></text:span><text:span text:style-name="Source_20_Text">Vscode</text:span></text:h>
      <text:list xml:id="list214425445604079" text:continue-numbering="true" text:style-name="L3">
        <text:list-item>
          <text:list>
            <text:list-item>
              <text:p text:style-name="P36"><text:span text:style-name="Source_20_Text"><text:span text:style-name="T22">cmd +/- buyult kucult</text:span></text:span></text:p>
            </text:list-item>
          </text:list>
        </text:list-item>
      </text:list>
      <text:h text:style-name="Heading_20_3" text:outline-level="3"><text:span text:style-name="Source_20_Text"><text:span text:style-name="T28">3.4 </text:span></text:span><text:span text:style-name="Source_20_Text">Libreoffice</text:span></text:h>
      <text:list xml:id="list214423514527036" text:continue-numbering="true" text:style-name="L3">
        <text:list-item>
          <text:list>
            <text:list-item>
              <text:p text:style-name="P41"><text:span text:style-name="Source_20_Text"><text:span text:style-name="T26">Bookmark, Hyperlink = once bookmark olustur sonra hyperlink ekle</text:span></text:span></text:p>
            </text:list-item>
            <text:list-item>
              <text:p text:style-name="P41"><text:span text:style-name="Source_20_Text"><text:span text:style-name="T26">Navigator, sola sabitlemek icin cmd+shift+F10</text:span></text:span></text:p>
            </text:list-item>
          </text:list>
        </text:list-item>
      </text:list>
      <text:p text:style-name="P7"><text:span text:style-name="Source_20_Text"><text:span text:style-name="T7"/></text:span></text:p>
      <text:h text:style-name="Heading_20_1" text:outline-level="1"><text:soft-page-break/><text:span text:style-name="Source_20_Text"><text:span text:style-name="T6">11.03.2023</text:span></text:span><text:span text:style-name="Source_20_Text"><text:span text:style-name="T5"> – </text:span></text:span><text:span text:style-name="Source_20_Text"><text:span text:style-name="T7">Cumartesi</text:span></text:span></text:h>
      <text:h text:style-name="P12" text:outline-level="2"><text:span text:style-name="T14">1- </text:span><text:span text:style-name="T15">Flask Tutorial Part3 Bitti - <text:s/>Forms and User</text:span></text:h>
      <text:h text:style-name="Heading_20_2" text:outline-level="2">2 – Ne ogrendim</text:h>
      <text:h text:style-name="P16" text:outline-level="3">2.1 Flask <text:span text:style-name="T31"><text:s/>flash, redirect</text:span></text:h>
      <text:list xml:id="list1614783536" text:style-name="L4">
        <text:list-item>
          <text:p text:style-name="P42">Flask flash , <text:span text:style-name="T29">Flask redicrect </text:span><text:span text:style-name="T35">eklendi</text:span></text:p>
        </text:list-item>
      </text:list>
      <text:p text:style-name="P43">@app.route("/register", methods=['GET', 'POST'])</text:p>
      <text:p text:style-name="P43">def register():</text:p>
      <text:p text:style-name="P43"><text:tab/>form = RegistrationForm()</text:p>
      <text:p text:style-name="P43"><text:tab/>if form.validate_on_submit():</text:p>
      <text:p text:style-name="P43"><text:tab/><text:tab/><text:span text:style-name="T13">flash</text:span>(f'Account created for {form.username.data}!', 'success')</text:p>
      <text:p text:style-name="P43"><text:tab/><text:tab/>return <text:span text:style-name="T13">redirect</text:span>(url_for('home'))</text:p>
      <text:p text:style-name="P43"><text:tab/>return render_template('register.html', title='Register', form=form)</text:p>
      <text:h text:style-name="P17" text:outline-level="3">2.<text:span text:style-name="T36">2</text:span> Flask <text:span text:style-name="T31">WTF</text:span></text:h>
      <text:list xml:id="list214424286266822" text:continue-numbering="true" text:style-name="L4">
        <text:list-item>
          <text:p text:style-name="P44">WTF = WTF stands for WT Forms which is intended to provide the interactive user interface for the user. The WTF is a built-in module of the flask which provides an alternative way of designing forms in the flask web applications.</text:p>
        </text:list-item>
      </text:list>
      <text:h text:style-name="P18" text:outline-level="3">2.<text:span text:style-name="T36">3</text:span> SQL Alchemy – ORM - <text:s/><text:span text:style-name="T30">Object Relational Mapper</text:span></text:h>
      <text:p text:style-name="P45">An ORM, or Object Relational Mapper, is <text:span text:style-name="T12">a piece of software designed to translate between the data representations used by databases and those used in object-oriented programming</text:span>.</text:p>
      <text:h text:style-name="Heading_20_2" text:outline-level="2"><text:span text:style-name="T37">3 –</text:span> Part4 <text:span text:style-name="T43">SQLALCHEMY</text:span></text:h>
      <text:list xml:id="list4033936117" text:style-name="L5">
        <text:list-item>
          <text:p text:style-name="P46">Pip install flask-<text:span text:style-name="T32">sql</text:span>alchemy</text:p>
          <text:list>
            <text:list-item>
              <text:list>
                <text:list-item>
                  <text:h text:style-name="P19" text:outline-level="3">flaskblog.py icinde</text:h>
                </text:list-item>
              </text:list>
            </text:list-item>
          </text:list>
        </text:list-item>
      </text:list>
      <text:p text:style-name="P60">from flask_sqlalchemy import SQLAlchemy </text:p>
      <text:p text:style-name="P61">app.config['SQLALCHEMY_DATABASE_URI'] = 'sqlite:///site.db'</text:p>
      <text:p text:style-name="P61">db = SQLAlchemy(app)</text:p>
      <text:p text:style-name="P61">class User(db.Model): , class Post(db.Model):</text:p>
      <text:list text:style-name="L6">
        <text:list-item>
          <text:list>
            <text:list-item>
              <text:list>
                <text:list-item>
                  <text:h text:style-name="P20" text:outline-level="3">Create Database</text:h>
                </text:list-item>
              </text:list>
            </text:list-item>
          </text:list>
        </text:list-item>
      </text:list>
      <text:list xml:id="list214423711667527" text:continue-list="list4033936117" text:style-name="L5">
        <text:list-item>
          <text:list>
            <text:list-item>
              <text:p text:style-name="P46">Terminal kendi dosya icinde = python3</text:p>
            </text:list-item>
            <text:list-item>
              <text:p text:style-name="P46">from ProjectName import db, app</text:p>
            </text:list-item>
            <text:list-item>
              <text:p text:style-name="P46">app.app_context().push()</text:p>
            </text:list-item>
            <text:list-item>
              <text:p text:style-name="P46"><text:soft-page-break/>db.create_all()</text:p>
              <text:p text:style-name="P63">veya</text:p>
            </text:list-item>
            <text:list-item>
              <text:p text:style-name="P59">flask shell </text:p>
            </text:list-item>
            <text:list-item>
              <text:p text:style-name="P47">db.create_all()</text:p>
              <text:list>
                <text:list-item>
                  <text:h text:style-name="P19" text:outline-level="3">Create Classes </text:h>
                </text:list-item>
              </text:list>
            </text:list-item>
            <text:list-item>
              <text:p text:style-name="P48">user_1 , user_2 olus<text:span text:style-name="T33">turuldu</text:span></text:p>
            </text:list-item>
            <text:list-item>
              <text:p text:style-name="P51">user_1 = User(username= ‘Abd’, email=’’ ……)</text:p>
            </text:list-item>
            <text:list-item>
              <text:p text:style-name="P57">post_1, post2 olusturuldu</text:p>
            </text:list-item>
            <text:list-item>
              <text:p text:style-name="P57">post_1 = Post(title=’Blog 1’, content=’First Blog Content’. …….)</text:p>
              <text:list>
                <text:list-item>
                  <text:h text:style-name="P19" text:outline-level="3">Add Classes to Database</text:h>
                </text:list-item>
              </text:list>
            </text:list-item>
          </text:list>
        </text:list-item>
        <text:list-item>
          <text:p text:style-name="P49">db.session.add(user_1)</text:p>
        </text:list-item>
        <text:list-item>
          <text:p text:style-name="P50">db.session.add(user_<text:span text:style-name="T34">2</text:span>)</text:p>
        </text:list-item>
        <text:list-item>
          <text:p text:style-name="P52">db.<text:span text:style-name="T33">session .</text:span>commit()</text:p>
          <text:list>
            <text:list-item>
              <text:list>
                <text:list-item>
                  <text:h text:style-name="P19" text:outline-level="3">QUERIES</text:h>
                </text:list-item>
              </text:list>
            </text:list-item>
            <text:list-item>
              <text:p text:style-name="P53">User.query.all( )</text:p>
            </text:list-item>
            <text:list-item>
              <text:p text:style-name="P53">User.query.first( )</text:p>
            </text:list-item>
            <text:list-item>
              <text:p text:style-name="P56">User.query.filter_by(username = ‘Abd’).all()</text:p>
            </text:list-item>
            <text:list-item>
              <text:p text:style-name="P56">User.query.filter_by(username = ‘Abd’).first()</text:p>
            </text:list-item>
            <text:list-item>
              <text:p text:style-name="P54">user_2.id</text:p>
            </text:list-item>
            <text:list-item>
              <text:p text:style-name="P55">user_2.email</text:p>
            </text:list-item>
          </text:list>
        </text:list-item>
      </text:list>
      <text:p text:style-name="P58"/>
      <text:h text:style-name="P13" text:outline-level="2">4 – Part 5 Package Structure</text:h>
      <text:list xml:id="list2792738063" text:style-name="L7">
        <text:list-item>
          <text:p text:style-name="P23">Kill Port 500</text:p>
          <text:list>
            <text:list-item>
              <text:p text:style-name="P23">sudo lsof -i :PortNumber</text:p>
            </text:list-item>
            <text:list-item>
              <text:p text:style-name="P23">kill -9 PID</text:p>
            </text:list-item>
          </text:list>
        </text:list-item>
      </text:list>
      <text:h text:style-name="P10" text:outline-level="1"><text:soft-page-break/><text:span text:style-name="Source_20_Text"><text:span text:style-name="T6">1</text:span></text:span><text:span text:style-name="Source_20_Text"><text:span text:style-name="T9">2</text:span></text:span><text:span text:style-name="Source_20_Text"><text:span text:style-name="T6">.03.2023</text:span></text:span><text:span text:style-name="Source_20_Text"><text:span text:style-name="T5"> – </text:span></text:span><text:span text:style-name="Source_20_Text"><text:span text:style-name="T9">Pazar</text:span></text:span></text:h>
      <text:h text:style-name="P14" text:outline-level="2">1 -Part 6</text:h>
      <text:h text:style-name="Heading_20_3" text:outline-level="3"><text:span text:style-name="T39">1.1 - </text:span><text:span text:style-name="T38">Bcrypt</text:span> <text:s/></text:h>
      <text:p text:style-name="P62"/>
      <text:list xml:id="list2217724710" text:style-name="L9">
        <text:list-item>
          <text:p text:style-name="P32">Pip insatll <text:s/><text:span text:style-name="T40">flask_bcrypt</text:span></text:p>
        </text:list-item>
        <text:list-item>
          <text:p text:style-name="P33">from flask_bcrypt import Bcrypt</text:p>
        </text:list-item>
        <text:list-item>
          <text:p text:style-name="P31">bcrypt = Bcrypt()</text:p>
        </text:list-item>
        <text:list-item>
          <text:p text:style-name="P31">bcrypt.generate_password_hash('testing')</text:p>
          <text:p text:style-name="P27"><text:span text:style-name="T41">==&gt; </text:span>b'$2b$12$zmmXSN9TcHX9UwISHqsBm.5nsTsZAxNVuZCjzmPC/dbmV5o0zlT/q'</text:p>
          <text:list>
            <text:list-header>
              <text:p text:style-name="P28">b is here byte , <text:span text:style-name="T10">if you want string add decode</text:span></text:p>
            </text:list-header>
          </text:list>
        </text:list-item>
        <text:list-item>
          <text:p text:style-name="P31">bcrypt.generate_password_hash('testing').decode('utf-8')</text:p>
          <text:p text:style-name="P27"><text:span text:style-name="T41">==&gt; </text:span>'$2b$12$IQLTm58zr8lZDuRWnMXV2Os9lx6OeuPKV97xc8KDdJEwR/SzfL1fG'</text:p>
        </text:list-item>
        <text:list-item>
          <text:p text:style-name="P29">&gt;&gt;&gt; hashed_psw = bcrypt.generate_password_hash('<text:span text:style-name="T5">testing</text:span>').decode('utf-8')</text:p>
        </text:list-item>
        <text:list-item>
          <text:p text:style-name="P29">&gt;&gt;&gt; bcrypt.check_password_hash(hashed_psw, '<text:span text:style-name="T5">testing</text:span>')</text:p>
          <text:p text:style-name="P29">&gt;&gt;&gt; True</text:p>
        </text:list-item>
        <text:list-item>
          <text:p text:style-name="P30">&gt;&gt;&gt; bcrypt.check_password_hash(hashed_psw, '<text:span text:style-name="T11">test01</text:span>')</text:p>
          <text:p text:style-name="P30">&gt;&gt;&gt; <text:span text:style-name="T42">False</text:span></text:p>
        </text:list-item>
      </text:list>
      <text:h text:style-name="P21" text:outline-level="3">1.2 – routes.py icindeki degisikler</text:h>
      <text:p text:style-name="P64">@app.route("/register", methods=['GET', 'POST'])</text:p>
      <text:p text:style-name="P64">def register():</text:p>
      <text:p text:style-name="P64"><text:s text:c="4"/>form = RegistrationForm()</text:p>
      <text:p text:style-name="P64"><text:s text:c="4"/>if form.validate_on_submit():</text:p>
      <text:p text:style-name="P64"><text:s text:c="8"/>hashed_psw = bcrypt.generate_password_hash(form.password.data).decode('utf-8')</text:p>
      <text:p text:style-name="P64"><text:s text:c="8"/>user = User(username=form.username.data, email=form.email.data, password=hashed_psw)</text:p>
      <text:p text:style-name="P64"><text:s text:c="8"/>db.session.add(user)</text:p>
      <text:p text:style-name="P64"><text:s text:c="8"/>db.session.commit()</text:p>
      <text:p text:style-name="P64"><text:s text:c="8"/>flash(f'Your Account is created! You can log in.', 'success')</text:p>
      <text:p text:style-name="P64"><text:s text:c="8"/>return redirect(url_for('login'))</text:p>
      <text:p text:style-name="P64"><text:s text:c="4"/>return render_template('register.html', title='Register', form=form)</text:p>
      <text:h text:style-name="Heading_20_3" text:outline-level="3">1.3 – forms.oy icinde degisikler</text:h>
      <text:p text:style-name="P65"><text:s text:c="4"/>submit = SubmitField('Sign Up')</text:p>
      <text:p text:style-name="P65"/>
      <text:p text:style-name="P65"><text:s text:c="4"/>def validate_username(self, username):</text:p>
      <text:p text:style-name="P65"><text:s text:c="8"/>user = User.query.filter_by(username=username.data).first()</text:p>
      <text:p text:style-name="P65"><text:s text:c="8"/>if user:</text:p>
      <text:p text:style-name="P65"><text:soft-page-break/><text:s text:c="12"/>raise ValidationError('That username is taken. Please choose a different one.')</text:p>
      <text:p text:style-name="P65"/>
      <text:p text:style-name="P65"><text:s text:c="4"/>def validate_email(self, email):</text:p>
      <text:p text:style-name="P65"><text:s text:c="8"/>user = User.query.filter_by(email=email.data).first()</text:p>
      <text:p text:style-name="P65"><text:s text:c="8"/>if user:</text:p>
      <text:p text:style-name="P65"><text:s text:c="12"/>raise ValidationError('That email is taken. Please choose a different one.')</text:p>
      <text:h text:style-name="P22" text:outline-level="3">1.4 - pip install flask-login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enlo" svg:font-family="Menlo, Monaco, 'Courier New', monospac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" style:font-family-complex="'Arial Unicode MS'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17T07:05:23.109355920</meta:creation-date>
    <meta:generator>LibreOffice/7.4.3.2$MacOSX_X86_64 LibreOffice_project/1048a8393ae2eeec98dff31b5c133c5f1d08b890</meta:generator>
    <dc:date>2023-03-12T19:55:18.613253673</dc:date>
    <meta:editing-duration>P3DT5H1M14S</meta:editing-duration>
    <meta:editing-cycles>71</meta:editing-cycles>
    <meta:document-statistic meta:table-count="0" meta:image-count="0" meta:object-count="0" meta:page-count="6" meta:paragraph-count="144" meta:word-count="692" meta:character-count="5218" meta:non-whitespace-character-count="4586"/>
  </office:meta>
</office:document-meta>
</file>